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erif CJK SC" svg:font-family="'Noto Serif CJK SC'" style:font-family-generic="roman" style:font-pitch="variable"/>
  </office:font-face-decls>
  <office:automatic-styles>
    <style:style style:name="P1" style:family="paragraph" style:parent-style-name="Standard">
      <style:text-properties style:font-name="FreeSans"/>
    </style:style>
    <style:style style:name="P2" style:family="paragraph" style:parent-style-name="Standard">
      <style:text-properties fo:color="#ce93d8" loext:opacity="100%" style:font-name="FreeSans" fo:font-size="15pt" fo:font-weight="bold" style:font-size-asian="15pt" style:font-weight-asian="bold" style:font-size-complex="15pt" style:font-weight-complex="bold"/>
    </style:style>
    <style:style style:name="P3" style:family="paragraph" style:parent-style-name="Standard">
      <style:text-properties fo:color="#ce93d8" loext:opacity="100%" style:font-name="FreeSans" fo:font-size="18pt" fo:font-weight="bold" style:font-size-asian="18pt" style:font-weight-asian="bold" style:font-size-complex="18pt" style:font-weight-complex="bold"/>
    </style:style>
    <style:style style:name="P4" style:family="paragraph" style:parent-style-name="Standard">
      <style:text-properties fo:color="#f48fb1" loext:opacity="100%" style:font-name="FreeSans" fo:font-size="24pt" fo:font-weight="bold" style:font-size-asian="24pt" style:font-weight-asian="bold" style:font-size-complex="24pt" style:font-weight-complex="bold"/>
    </style:style>
    <style:style style:name="P5" style:family="paragraph" style:parent-style-name="Standard">
      <style:text-properties fo:color="#e16173" loext:opacity="100%" style:font-name="FreeSans" fo:font-size="28pt" fo:font-weight="bold" style:font-size-asian="28pt" style:font-weight-asian="bold" style:font-size-complex="28pt" style:font-weight-complex="bold"/>
    </style:style>
    <style:style style:name="P6" style:family="paragraph" style:parent-style-name="Standard" style:master-page-name="MP0">
      <style:paragraph-properties style:page-number="auto" fo:break-before="page"/>
      <style:text-properties fo:color="#f48fb1" loext:opacity="100%" style:font-name="FreeSans" fo:font-size="24pt" fo:font-weight="bold" style:font-size-asian="24pt" style:font-weight-asian="bold" style:font-size-complex="24pt" style:font-weight-complex="bold"/>
    </style:style>
    <style:style style:name="P7" style:family="paragraph" style:parent-style-name="Standard">
      <style:text-properties fo:color="#f48fb1" loext:opacity="100%" style:font-name="FreeSans" fo:font-size="24pt" fo:font-weight="bold" style:font-size-asian="24pt" style:font-weight-asian="bold" style:font-size-complex="24pt" style:font-weight-complex="bold"/>
    </style:style>
    <style:style style:name="P8" style:family="paragraph" style:parent-style-name="Standard">
      <style:text-properties style:font-name="FreeSans" fo:font-size="15pt" fo:font-weight="bold" officeooo:rsid="002660a5" style:font-size-asian="15pt" style:font-weight-asian="bold" style:font-size-complex="15pt" style:font-weight-complex="bold"/>
    </style:style>
    <style:style style:name="P9" style:family="paragraph" style:parent-style-name="Standard">
      <style:text-properties style:font-name="FreeSans" officeooo:rsid="002660a5"/>
    </style:style>
    <style:style style:name="P10" style:family="paragraph" style:parent-style-name="Standard">
      <style:paragraph-properties fo:break-before="column"/>
      <style:text-properties style:font-name="FreeSans" officeooo:rsid="002660a5"/>
    </style:style>
    <style:style style:name="P11" style:family="paragraph" style:parent-style-name="Standard">
      <style:text-properties style:font-name="FreeSans" fo:font-size="18pt" fo:font-weight="bold" officeooo:rsid="002660a5" style:font-size-asian="18pt" style:font-weight-asian="bold" style:font-size-complex="18pt" style:font-weight-complex="bold"/>
    </style:style>
    <style:style style:name="P12" style:family="paragraph" style:parent-style-name="Standard">
      <style:text-properties officeooo:paragraph-rsid="0023af2a"/>
    </style:style>
    <style:style style:name="T1" style:family="text">
      <style:text-properties style:font-name="FreeSan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4"/>
      <text:p text:style-name="P5">Thème 1: Exploration du passe géologique de la Terre</text:p>
      <text:p text:style-name="P4"/>
      <text:p text:style-name="P4">Chapitre 4 : Stress et modulation du comportement</text:p>
      <text:p text:style-name="Standard"><text:span text:style-name="Police_20_par_20_défaut"><text:span text:style-name="T1"/></text:span></text:p>
      <text:p text:style-name="P12"><text:span text:style-name="Police_20_par_20_défaut"><text:span text:style-name="T1">Notre organisme est constamment soumis à des agressions extérieures, qu’elles soient de nature physique, biologique ou psychologique. </text:span></text:span></text:p>
      <text:p text:style-name="P12"><text:span text:style-name="Police_20_par_20_défaut"><text:span text:style-name="T1">Des adaptations physiologiques et psychologiques ont donc été sélectionnées par l’évolution pour supporter ces contraintes.</text:span></text:span></text:p>
      <text:p text:style-name="P12"><text:span text:style-name="Police_20_par_20_défaut"><text:span text:style-name="T1"/></text:span></text:p>
      <text:p text:style-name="P12"><text:span text:style-name="Police_20_par_20_défaut"><text:span text:style-name="T1">Problématique : Comment le corps s’adapte-t-il à une situation de stress ? Comment certaines situations peuvent-elles conduire à un stress chronique ?</text:span></text:span></text:p>
      <text:p text:style-name="Standard"><text:span text:style-name="Police_20_par_20_défaut"><text:span text:style-name="T1"/></text:span></text:p>
      <text:p text:style-name="P3">I. Stress aigu et réponse immédiate</text:p>
      <text:p text:style-name="P3"/>
      <text:p text:style-name="P2">1) La phase d’alarme</text:p>
      <text:p text:style-name="P1"/>
      <text:p text:style-name="P1">Stress aigu : Réponses adaptatives rapides et transitoires de l’organisme face aux agent stressants de l’environnement.</text:p>
      <text:p text:style-name="P1"/>
      <text:p text:style-name="P9">Lors d’une situation de stress physique, psychique ou émotionnel, la réponse du corps est stéréotypée : augmentation des fréquences cardiaques et ventilatoires, libération d’adrénaline et de cortisol.</text:p>
      <text:p text:style-name="P9"/>
      <text:p text:style-name="P9">Ces différentes réponses sont déclenchées par le système limbique du SNC (hypothalamus, amygdale, hippocampe et cortex préfrontal).</text:p>
      <text:p text:style-name="P9"/>
      <text:p text:style-name="P9">Physiologie de la phase d’alarme : </text:p>
      <text:p text:style-name="P9"/>
      <text:p text:style-name="P9">Les neurones de l’hypothalamus, via divers relais synaptique du système nerveux autonome sympathique (SNAS) déclenchent la libération d’adrénaline par la glande médullo-surrénale (au milieu des surrénales).</text:p>
      <text:p text:style-name="P9"/>
      <text:p text:style-name="P9">L’adrénaline se fixe sur les récepteurs cardiaques et des muscles respiratoires ce qui augmente la FC et la FV ainsi qu’au niveau du foie afin de libérer du glc.</text:p>
      <text:p text:style-name="P9"/>
      <text:p text:style-name="P9">L’organisme est alors dans un état de vigilance et de réactivité accrue pour pouvoir échapper rapidement à la situation de stress.</text:p>
      <text:p text:style-name="P9"/>
      <text:p text:style-name="P8">2) La phase de résistance</text:p>
      <text:p text:style-name="P9"/>
      <text:p text:style-name="P9"><text:soft-page-break/>Quelques minutes après la phase d’alarme se met en marche un second mécanisme complémentaire :</text:p>
      <text:p text:style-name="P9"/>
      <text:p text:style-name="P10">Toujours sous contrôle du système limbique, l’hypothalamus sécrète une neurohormone : la CRH (corticolibérine ou corticotropin releasing hormon). Celle-ci active l’hypophyse qui libère alors une hormone : l’ACTH. </text:p>
      <text:p text:style-name="P9"/>
      <text:p text:style-name="P9">L’ACTH (Adrénocorticotrophine) stimule la glande corticosurrénale (sur le pourtour des surrénales) ce qui lui fait libérer du cortisol. </text:p>
      <text:p text:style-name="P9"/>
      <text:p text:style-name="P9">Le cortisol a pour effets principaux d’augmenter la glycémie et d’inhiber le système immunitaire. </text:p>
      <text:p text:style-name="P9"/>
      <text:p text:style-name="P9">Cette phase dure plus longtemps et, coordonnée à la phase d’alarme, elle permet l’adaptabilité des individus chez de nombreuses espèces selon la situation : fuite, combat, immobilisation, …</text:p>
      <text:p text:style-name="P9"/>
      <text:p text:style-name="P9">Au bout d’un certain temps, l’organisme revient malgré tout à son état initial, c’est la résilience.</text:p>
      <text:p text:style-name="P9"/>
      <text:p text:style-name="P8">3) Résilience et retrocontrôle</text:p>
      <text:p text:style-name="P9"/>
      <text:p text:style-name="P9">La libération de cortisol est contrôlée par la libération de CRH par l’hypothalamus. Le cortisol exerce à son tour un rétrocontrôle négatif sur la production de CRH et d’ACTH.</text:p>
      <text:p text:style-name="P9"/>
      <text:p text:style-name="P9">Petit à petit, les taux d’adrénaline et de cortisol sanguins redeviennent normaux ce qui rétablit une FC, une FV et une glycémie normale.</text:p>
      <text:p text:style-name="P9">Schéma du système de régulation</text:p>
      <text:p text:style-name="P9"/>
      <text:p text:style-name="P9">Ceci caractérise la résilience de l’organisme : sa capacité à revenir à un état normal initial après une perturbation. <text:s/></text:p>
      <text:p text:style-name="P9"/>
      <text:p text:style-name="P9">Ainsi, les différentes voies nerveuses et hormonales impliquées agissent en synergie et permettent l’adaptabilité de l’organisme.</text:p>
      <text:p text:style-name="P9"/>
      <text:p text:style-name="P11">II. Du stress aigu au stress chronique</text:p>
      <text:p text:style-name="P9"/>
      <text:p text:style-name="P9">Stress chronique : dérèglement (débordement) du système de régulation du stress dû à agents stressants trop intenses ou prolongés. Ex : PTSD</text:p>
      <text:p text:style-name="P9"/>
      <text:p text:style-name="P8">1) Une transformation progressive</text:p>
      <text:p text:style-name="P9"/>
      <text:p text:style-name="P9">A long terme et grâce à la plasticité cérébrale (ici mal-adaptative), le stress chronique provoque une modification du système limbique via la CRH.</text:p>
      <text:p text:style-name="P9"/>
      <text:p text:style-name="P9">On observe une diminution de l’expression des récepteurs au cortisol et au GABA (NT inhibiteur) au niveau de l’hypothalamus. </text:p>
      <text:p text:style-name="P9"/>
      <text:p text:style-name="P9">L’effet du rétrocontrôle inhibiteur est donc diminué ce qui réduit la capacité de résilience tout en augmentant la production de CRH et donc l’intensité de la réponse au stress même lorsque ce dernier est faible.</text:p>
      <text:p text:style-name="P9"/>
      <text:p text:style-name="P9">Cette baisse est à l’origine de troubles du comportement, de l’attention et de la dégradation des performances cognitives.</text:p>
      <text:p text:style-name="P9"><text:soft-page-break/></text:p>
      <text:p text:style-name="P9">Seul le stress chronique peut faire l’objet d’un traitement du fait que lui seul présente une forme de dérèglement.</text:p>
      <text:p text:style-name="P9"/>
      <text:p text:style-name="P8">2) Traitements</text:p>
      <text:p text:style-name="P9"/>
      <text:p text:style-name="P9">Le traitement du stress chronique peut se faire selon 2 types de modalités : </text:p>
      <text:p text:style-name="P9"/>
      <text:p text:style-name="P9">- Par voie médicamenteuse : l’utilisation de benzodiazépines (Xanax, Valium, Lexomil, …) provoque un effet anxiolytique en se fixant et en activant les récepteurs inhibiteurs du GABA.</text:p>
      <text:p text:style-name="P9"/>
      <text:p text:style-name="P9">Ils s’accompagnent d’un effet myorelaxant et sédatif léger (relaxant) mais leur consommation excessive engendre des effets secondaires :</text:p>
      <text:p text:style-name="P9"/>
      <text:p text:style-name="P9">Somnolence, troubles de l’attention, du comportement et du sommeil.</text:p>
      <text:p text:style-name="P9">Leur prescription est donc fortement encadrée et nécessite un suivi rigoureux. <text:s/></text:p>
      <text:p text:style-name="P9"/>
      <text:p text:style-name="P9">- Via un traitement non médicamenteux (médecine alternative) : certaines pratiques comme l’hypnose, la méditation, la respiration profonde ou l’activité physique peuvent favoriser la résilience sans effets secondaires.</text:p>
      <text:p text:style-name="P9"/>
      <text:p text:style-name="P9">Ils permettent de diminuer les symptômes émotionnels, physiologiques et comportementaux mais ne sont pas efficaces chez tout le monde.</text:p>
      <text:p text:style-name="P9"/>
      <text:p text:style-name="P9">La variabilité interindividuelle (génétique, sociale, psychologique, …) nous rend plus ou moins sensibles aux agents stressants et donc aussi aux divers traitements. Chacun doit donc trouver celui qui est le mieux adapté.</text:p>
      <text:p text:style-name="P9"/>
      <text:p text:style-name="P11">Conclusion</text:p>
      <text:p text:style-name="P9"/>
      <text:p text:style-name="P9">Le stress est un élément présent naturellement dans l’existence de tout être vivant. L’organisme a donc développé au cours de l’évolution des stratégies adaptées à ces situations.</text:p>
      <text:p text:style-name="P9">En étant prolongé ou trop intense, le stress a un effet néfaste important sur le bien être quotidien. Différents traitements adaptés à chacun existent afin de retrouver une résilience normale de l’organis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erif CJK SC" svg:font-family="'Noto Serif CJK SC'"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yle_20_de_20_dessin_20_par_20_défaut" style:display-name="Style de dessin par défau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_20_sans_20_remplissage" style:display-name="Objet sans remplissag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re_20_A4" style:display-name="Titre A4" style:family="paragraph" style:parent-style-name="A4">
      <style:paragraph-properties fo:hyphenation-ladder-count="no-limit"/>
      <style:text-properties fo:font-size="43.5pt" style:font-size-asian="43.5pt" fo:hyphenate="false" loext:hyphenation-no-caps="false"/>
    </style:style>
    <style:style style:name="En-tête_20_A4" style:display-name="En-tête A4" style:family="paragraph" style:parent-style-name="A4">
      <style:paragraph-properties fo:hyphenation-ladder-count="no-limit"/>
      <style:text-properties fo:font-size="24pt" style:font-size-asian="24pt" fo:hyphenate="false" loext:hyphenation-no-caps="false"/>
    </style:style>
    <style:style style:name="Texte_20_A4" style:display-name="Texte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re_20_A0" style:display-name="Titre A0" style:family="paragraph" style:parent-style-name="A0">
      <style:paragraph-properties fo:hyphenation-ladder-count="no-limit"/>
      <style:text-properties fo:font-size="95.5pt" style:font-size-asian="95.5pt" fo:hyphenate="false" loext:hyphenation-no-caps="false"/>
    </style:style>
    <style:style style:name="En-tête_20_A0" style:display-name="En-tête A0" style:family="paragraph" style:parent-style-name="A0">
      <style:paragraph-properties fo:hyphenation-ladder-count="no-limit"/>
      <style:text-properties fo:font-size="71.5pt" style:font-size-asian="71.5pt" fo:hyphenate="false" loext:hyphenation-no-caps="false"/>
    </style:style>
    <style:style style:name="Texte_20_A0" style:display-name="Texte A0" style:family="paragraph" style:parent-style-name="A0">
      <style:paragraph-properties fo:hyphenation-ladder-count="no-limit"/>
      <style:text-properties fo:hyphenate="false" loext:hyphenation-no-caps="false"/>
    </style:style>
    <style:style style:name="Image" style:family="paragraph">
      <style:paragraph-properties fo:hyphenation-ladder-count="no-limit"/>
      <style:text-properties style:font-name="Liberation Sans"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Plein" style:family="paragraph" style:parent-style-name="Formes">
      <style:paragraph-properties fo:hyphenation-ladder-count="no-limit"/>
      <style:text-properties fo:hyphenate="false" loext:hyphenation-no-caps="false"/>
    </style:style>
    <style:style style:name="Plein_20_bleu" style:display-name="Plein bleu" style:family="paragraph" style:parent-style-name="Plein">
      <style:paragraph-properties fo:hyphenation-ladder-count="no-limit"/>
      <style:text-properties fo:color="#ffffff" loext:opacity="100%" fo:hyphenate="false" loext:hyphenation-no-caps="false"/>
    </style:style>
    <style:style style:name="Plein_20_vert" style:display-name="Plein vert" style:family="paragraph" style:parent-style-name="Plein">
      <style:paragraph-properties fo:hyphenation-ladder-count="no-limit"/>
      <style:text-properties fo:color="#ffffff" loext:opacity="100%" fo:hyphenate="false" loext:hyphenation-no-caps="false"/>
    </style:style>
    <style:style style:name="Plein_20_rouge" style:display-name="Plein rouge" style:family="paragraph" style:parent-style-name="Plein">
      <style:paragraph-properties fo:hyphenation-ladder-count="no-limit"/>
      <style:text-properties fo:color="#ffffff" loext:opacity="100%" fo:hyphenate="false" loext:hyphenation-no-caps="false"/>
    </style:style>
    <style:style style:name="Plein_20_jaune" style:display-name="Plein jaune" style:family="paragraph" style:parent-style-name="Plein">
      <style:paragraph-properties fo:hyphenation-ladder-count="no-limit"/>
      <style:text-properties fo:color="#ffffff" loext:opacity="100%" fo:hyphenate="false" loext:hyphenation-no-caps="false"/>
    </style:style>
    <style:style style:name="Contour" style:family="paragraph" style:parent-style-name="Formes">
      <style:paragraph-properties fo:hyphenation-ladder-count="no-limit"/>
      <style:text-properties fo:hyphenate="false" loext:hyphenation-no-caps="false"/>
    </style:style>
    <style:style style:name="Contour_20_bleu" style:display-name="Contour bleu" style:family="paragraph" style:parent-style-name="Contour">
      <style:paragraph-properties fo:hyphenation-ladder-count="no-limit"/>
      <style:text-properties fo:color="#355269" loext:opacity="100%" fo:hyphenate="false" loext:hyphenation-no-caps="false"/>
    </style:style>
    <style:style style:name="Contour_20_vert" style:display-name="Contour vert" style:family="paragraph" style:parent-style-name="Contour">
      <style:paragraph-properties fo:hyphenation-ladder-count="no-limit"/>
      <style:text-properties fo:color="#127622" loext:opacity="100%" fo:hyphenate="false" loext:hyphenation-no-caps="false"/>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Ligne_20_fléchée" style:display-name="Ligne fléchée" style:family="paragraph" style:parent-style-name="Lignes">
      <style:paragraph-properties fo:hyphenation-ladder-count="no-limit"/>
      <style:text-properties fo:hyphenate="false" loext:hyphenation-no-caps="false"/>
    </style:style>
    <style:style style:name="Ligne_20_en_20_pointillés" style:display-name="Ligne en pointillés" style:family="paragraph" style:parent-style-name="Lignes">
      <style:paragraph-properties fo:hyphenation-ladder-count="no-limit"/>
      <style:text-properties fo:hyphenate="false" loext:hyphenation-no-caps="false"/>
    </style:style>
    <style:style style:name="Diapositive_20_de_20_titre_7e_LT_7e_Gliederung_20_1" style:display-name="Diapositive de titre~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Diapositive_20_de_20_titre_7e_LT_7e_Gliederung_20_2" style:display-name="Diapositive de titre~LT~Gliederung 2" style:family="paragraph" style:parent-style-name="Diapositive_20_de_20_titre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Diapositive_20_de_20_titre_7e_LT_7e_Gliederung_20_3" style:display-name="Diapositive de titre~LT~Gliederung 3" style:family="paragraph" style:parent-style-name="Diapositive_20_de_20_titre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Diapositive_20_de_20_titre_7e_LT_7e_Gliederung_20_4" style:display-name="Diapositive de titre~LT~Gliederung 4" style:family="paragraph" style:parent-style-name="Diapositive_20_de_20_titre_7e_LT_7e_Gliederung_20_3">
      <style:paragraph-properties fo:margin-top="0.0783in" fo:margin-bottom="0in" style:contextual-spacing="false" fo:hyphenation-ladder-count="no-limit"/>
      <style:text-properties fo:hyphenate="false" loext:hyphenation-no-caps="false"/>
    </style:style>
    <style:style style:name="Diapositive_20_de_20_titre_7e_LT_7e_Gliederung_20_5" style:display-name="Diapositive de titre~LT~Gliederung 5" style:family="paragraph" style:parent-style-name="Diapositive_20_de_20_titre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style:text-properties fo:hyphenate="false" loext:hyphenation-no-caps="false"/>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style:text-properties fo:hyphenate="false" loext:hyphenation-no-caps="false"/>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style:text-properties fo:hyphenate="false" loext:hyphenation-no-caps="false"/>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style:text-properties fo:hyphenate="false" loext:hyphenation-no-caps="false"/>
    </style:style>
    <style:style style:name="Diapositive_20_de_20_titre_7e_LT_7e_Titel" style:display-name="Diapositive de titre~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Diapositive_20_de_20_titre_7e_LT_7e_Untertitel" style:display-name="Diapositive de titr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iapositive_20_de_20_titre_7e_LT_7e_Notizen" style:display-name="Diapositive de titre~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iapositive_20_de_20_titre_7e_LT_7e_Hintergrundobjekte" style:display-name="Diapositive de titr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iapositive_20_de_20_titre_7e_LT_7e_Hintergrund" style:display-name="Diapositive de titr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s_20_d_27_arrière-plan" style:display-name="Objets d'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Plan_20_1" style:display-name="Plan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Plan_20_2" style:display-name="Plan 2" style:family="paragraph" style:parent-style-name="Plan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Plan_20_3" style:display-name="Plan 3" style:family="paragraph" style:parent-style-name="Plan_20_2">
      <style:paragraph-properties fo:margin-top="0.1181in" fo:margin-bottom="0in" style:contextual-spacing="false" fo:hyphenation-ladder-count="no-limit"/>
      <style:text-properties fo:font-size="18pt" style:font-size-asian="18pt" fo:hyphenate="false" loext:hyphenation-no-caps="false"/>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style:style>
    <style:style style:name="Plan_20_6" style:display-name="Plan 6" style:family="paragraph" style:parent-style-name="Plan_20_5">
      <style:paragraph-properties fo:hyphenation-ladder-count="no-limit"/>
      <style:text-properties fo:hyphenate="false" loext:hyphenation-no-caps="false"/>
    </style:style>
    <style:style style:name="Plan_20_7" style:display-name="Plan 7" style:family="paragraph" style:parent-style-name="Plan_20_6">
      <style:paragraph-properties fo:hyphenation-ladder-count="no-limit"/>
      <style:text-properties fo:hyphenate="false" loext:hyphenation-no-caps="false"/>
    </style:style>
    <style:style style:name="Plan_20_8" style:display-name="Plan 8" style:family="paragraph" style:parent-style-name="Plan_20_7">
      <style:paragraph-properties fo:hyphenation-ladder-count="no-limit"/>
      <style:text-properties fo:hyphenate="false" loext:hyphenation-no-caps="false"/>
    </style:style>
    <style:style style:name="Plan_20_9" style:display-name="Plan 9" style:family="paragraph" style:parent-style-name="Plan_20_8">
      <style:paragraph-properties fo:hyphenation-ladder-count="no-limit"/>
      <style:text-properties fo:hyphenate="false" loext:hyphenation-no-caps="false"/>
    </style:style>
    <style:style style:name="Titre_20_et_20_contenu_7e_LT_7e_Gliederung_20_1" style:display-name="Titre et contenu~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Titre_20_et_20_contenu_7e_LT_7e_Gliederung_20_2" style:display-name="Titre et contenu~LT~Gliederung 2" style:family="paragraph" style:parent-style-name="Titre_20_et_20_contenu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Titre_20_et_20_contenu_7e_LT_7e_Gliederung_20_3" style:display-name="Titre et contenu~LT~Gliederung 3" style:family="paragraph" style:parent-style-name="Titre_20_et_20_contenu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Titre_20_et_20_contenu_7e_LT_7e_Gliederung_20_4" style:display-name="Titre et contenu~LT~Gliederung 4" style:family="paragraph" style:parent-style-name="Titre_20_et_20_contenu_7e_LT_7e_Gliederung_20_3">
      <style:paragraph-properties fo:margin-top="0.0783in" fo:margin-bottom="0in" style:contextual-spacing="false" fo:hyphenation-ladder-count="no-limit"/>
      <style:text-properties fo:hyphenate="false" loext:hyphenation-no-caps="false"/>
    </style:style>
    <style:style style:name="Titre_20_et_20_contenu_7e_LT_7e_Gliederung_20_5" style:display-name="Titre et contenu~LT~Gliederung 5" style:family="paragraph" style:parent-style-name="Titre_20_et_20_contenu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Titre_20_et_20_contenu_7e_LT_7e_Gliederung_20_6" style:display-name="Titre et contenu~LT~Gliederung 6" style:family="paragraph" style:parent-style-name="Titre_20_et_20_contenu_7e_LT_7e_Gliederung_20_5">
      <style:paragraph-properties fo:hyphenation-ladder-count="no-limit"/>
      <style:text-properties fo:hyphenate="false" loext:hyphenation-no-caps="false"/>
    </style:style>
    <style:style style:name="Titre_20_et_20_contenu_7e_LT_7e_Gliederung_20_7" style:display-name="Titre et contenu~LT~Gliederung 7" style:family="paragraph" style:parent-style-name="Titre_20_et_20_contenu_7e_LT_7e_Gliederung_20_6">
      <style:paragraph-properties fo:hyphenation-ladder-count="no-limit"/>
      <style:text-properties fo:hyphenate="false" loext:hyphenation-no-caps="false"/>
    </style:style>
    <style:style style:name="Titre_20_et_20_contenu_7e_LT_7e_Gliederung_20_8" style:display-name="Titre et contenu~LT~Gliederung 8" style:family="paragraph" style:parent-style-name="Titre_20_et_20_contenu_7e_LT_7e_Gliederung_20_7">
      <style:paragraph-properties fo:hyphenation-ladder-count="no-limit"/>
      <style:text-properties fo:hyphenate="false" loext:hyphenation-no-caps="false"/>
    </style:style>
    <style:style style:name="Titre_20_et_20_contenu_7e_LT_7e_Gliederung_20_9" style:display-name="Titre et contenu~LT~Gliederung 9" style:family="paragraph" style:parent-style-name="Titre_20_et_20_contenu_7e_LT_7e_Gliederung_20_8">
      <style:paragraph-properties fo:hyphenation-ladder-count="no-limit"/>
      <style:text-properties fo:hyphenate="false" loext:hyphenation-no-caps="false"/>
    </style:style>
    <style:style style:name="Titre_20_et_20_contenu_7e_LT_7e_Titel" style:display-name="Titre et contenu~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Titre_20_et_20_contenu_7e_LT_7e_Untertitel" style:display-name="Titre et contenu~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re_20_et_20_contenu_7e_LT_7e_Notizen" style:display-name="Titre et contenu~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re_20_et_20_contenu_7e_LT_7e_Hintergrundobjekte" style:display-name="Titre et contenu~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re_20_et_20_contenu_7e_LT_7e_Hintergrund" style:display-name="Titre et contenu~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Police_20_par_20_défaut" style:display-name="Police par défaut" style:family="text"/>
    <style:style style:name="ListLabel_20_1" style:display-name="ListLabel 1" style:family="text">
      <style:text-properties style:font-name="Corbel" fo:font-family="Corbel" style:font-family-generic="swiss" style:font-pitch="variable" fo:font-size="28pt" style:font-name-asian="Corbel" style:font-family-asian="Corbel" style:font-family-generic-asian="swiss" style:font-pitch-asian="variable" style:font-size-asian="28pt" style:font-name-complex="Corbel" style:font-family-complex="Corbel" style:font-family-generic-complex="swiss" style:font-pitch-complex="variable"/>
    </style:style>
    <style:style style:name="WW_5f_CharLFO1LVL1" style:display-name="WW_CharLFO1LVL1" style:family="text">
      <style:text-properties style:font-name="Corbel" fo:font-family="Corbel" style:font-family-generic="swiss" style:font-pitch="variable" fo:font-size="28pt" style:font-size-asian="28pt"/>
    </style:style>
    <style:style style:name="Line_20_numbering" style:display-name="Line numbering"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style:list-level-properties>
        <style:text-properties style:font-name="Corbe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ackground-color="#212121"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212121" draw:opacity="100%"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12121" draw:opacity="100%"/>
    </style:style>
  </office:automatic-styles>
  <office:master-styles>
    <style:master-page style:name="Standard" style:page-layout-name="Mpm1" draw:style-name="Mdp1"/>
    <style:master-page style:name="MP0"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5T16:49:00Z</meta:creation-date>
    <dc:date>2024-05-04T21:20:30.123261912</dc:date>
    <meta:editing-cycles>55</meta:editing-cycles>
    <meta:editing-duration>PT53M50S</meta:editing-duration>
    <meta:document-statistic meta:table-count="0" meta:image-count="0" meta:object-count="0" meta:page-count="3" meta:paragraph-count="47" meta:word-count="810" meta:character-count="5480" meta:non-whitespace-character-count="4706"/>
    <meta:template xlink:type="simple" xlink:actuate="onRequest" xlink:title="" xlink:href="Normal.dotm"/>
  </office:meta>
</office:document-meta>
</file>